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mponent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4890" calcext:value-type="float">
            <text:p>1489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1758" calcext:value-type="float">
            <text:p>11758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00380" calcext:value-type="float">
            <text:p>10038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551.1" calcext:value-type="float">
            <text:p>551.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6890" calcext:value-type="float">
            <text:p>4689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0.4uF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mponent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18950" calcext:value-type="float">
            <text:p>11895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7752" calcext:value-type="float">
            <text:p>17752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1914" calcext:value-type="float">
            <text:p>21914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551.1" calcext:value-type="float">
            <text:p>551.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6890" calcext:value-type="float">
            <text:p>4689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01.16nF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/00/0000</text:date>, <text:time style:data-style-name="N2" text:time-value="21:18:16.8266961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6:07:38.816484023</meta:creation-date>
    <meta:generator>LibreOffice/7.6.0.3$Linux_X86_64 LibreOffice_project/60$Build-3</meta:generator>
    <dc:date>2023-08-27T21:44:20.941028001</dc:date>
    <meta:editing-duration>PT2H21M23S</meta:editing-duration>
    <meta:editing-cycles>13</meta:editing-cycles>
    <meta:document-statistic meta:table-count="3" meta:cell-count="26" meta:object-count="0"/>
  </office:meta>
</office:document-meta>
</file>